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TimesNewRomanPSMT" fo:font-size="12pt"/>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style:font-name="TimesNewRomanPSMT" fo:font-size="12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 style:family="paragraph" style:parent-style-name="Heading_20_1" style:master-page-name="First_20_Page">
      <style:paragraph-properties style:page-number="auto"/>
    </style:style>
    <style:style style:name="P15" style:family="paragraph" style:parent-style-name="Standard" style:list-style-name="L1"/>
    <style:style style:name="P16" style:family="paragraph" style:parent-style-name="Standard">
      <style:text-properties style:font-name="TimesNewRomanPSMT" fo:font-size="12pt"/>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679881019360" text:id="ct140679881019360">
          <text:deletion>
            <office:change-info>
              <dc:creator>D.E. Goodman-Wilson</dc:creator>
              <dc:date>2014-09-19T10:39:00</dc:date>
            </office:change-info>
            <text:p text:style-name="Standard">Minimal introductory material, only the stuff that's absolutely needed to understand the Standard</text:p>
          </text:deletion>
        </text:changed-region>
        <text:changed-region xml:id="ct140679881019808" text:id="ct140679881019808">
          <text:insertion>
            <office:change-info>
              <dc:creator>D.E. Goodman-Wilson</dc:creator>
              <dc:date>2014-09-19T10:39:00</dc:date>
            </office:change-info>
          </text:insertion>
        </text:changed-region>
        <text:changed-region xml:id="ct140679881020048" text:id="ct140679881020048">
          <text:insertion>
            <office:change-info>
              <dc:creator>D.E. Goodman-Wilson</dc:creator>
              <dc:date>2014-09-19T10:40:00</dc:date>
            </office:change-info>
          </text:insertion>
        </text:changed-region>
        <text:changed-region xml:id="ct140679881020288" text:id="ct140679881020288">
          <text:insertion>
            <office:change-info>
              <dc:creator>Jim Kueneman</dc:creator>
              <dc:date>2014-11-09T14:54:00</dc:date>
            </office:change-info>
          </text:insertion>
        </text:changed-region>
        <text:changed-region xml:id="ct140679881019008" text:id="ct140679881019008">
          <text:insertion>
            <office:change-info>
              <dc:creator>D.E. Goodman-Wilson</dc:creator>
              <dc:date>2014-09-19T10:40:00</dc:date>
            </office:change-info>
          </text:insertion>
        </text:changed-region>
        <text:changed-region xml:id="ct140679881021696" text:id="ct140679881021696">
          <text:deletion>
            <office:change-info>
              <dc:creator>Jim Kueneman</dc:creator>
              <dc:date>2014-11-09T14:54:00</dc:date>
            </office:change-info>
            <text:p text:style-name="Standard">Configuration</text:p>
          </text:deletion>
        </text:changed-region>
        <text:changed-region xml:id="ct140679881021936" text:id="ct140679881021936">
          <text:insertion>
            <office:change-info>
              <dc:creator>Jim Kueneman</dc:creator>
              <dc:date>2014-11-09T14:54:00</dc:date>
            </office:change-info>
          </text:insertion>
        </text:changed-region>
        <text:changed-region xml:id="ct140679881022176" text:id="ct140679881022176">
          <text:insertion>
            <office:change-info>
              <dc:creator>D.E. Goodman-Wilson</dc:creator>
              <dc:date>2014-09-19T10:40:00</dc:date>
            </office:change-info>
          </text:insertion>
        </text:changed-region>
        <text:changed-region xml:id="ct140679875621824" text:id="ct140679875621824">
          <text:deletion>
            <office:change-info>
              <dc:creator>Jim Kueneman</dc:creator>
              <dc:date>2014-11-09T15:13:00</dc:date>
            </office:change-info>
            <text:p text:style-name="Standard">C</text:p>
          </text:deletion>
          <text:insertion>
            <office:change-info office:chg-author="D.E. Goodman-Wilson" office:chg-date-time="2014-09-19T10:40:00"/>
          </text:insertion>
        </text:changed-region>
        <text:changed-region xml:id="ct140679870596640" text:id="ct140679870596640">
          <text:insertion>
            <office:change-info>
              <dc:creator>Jim Kueneman</dc:creator>
              <dc:date>2014-11-09T15:13:00</dc:date>
            </office:change-info>
          </text:insertion>
        </text:changed-region>
        <text:changed-region xml:id="ct140679876350880" text:id="ct140679876350880">
          <text:insertion>
            <office:change-info>
              <dc:creator>D.E. Goodman-Wilson</dc:creator>
              <dc:date>2014-09-19T10:40:00</dc:date>
            </office:change-info>
          </text:insertion>
        </text:changed-region>
        <text:changed-region xml:id="ct140679882085424" text:id="ct140679882085424">
          <text:insertion>
            <office:change-info>
              <dc:creator>Jim Kueneman</dc:creator>
              <dc:date>2014-11-09T15:14:00</dc:date>
            </office:change-info>
          </text:insertion>
        </text:changed-region>
        <text:changed-region xml:id="ct140679881978336" text:id="ct140679881978336">
          <text:insertion>
            <office:change-info>
              <dc:creator>D.E. Goodman-Wilson</dc:creator>
              <dc:date>2014-09-19T10:40:00</dc:date>
            </office:change-info>
          </text:insertion>
        </text:changed-region>
        <text:changed-region xml:id="ct140679881022416" text:id="ct140679881022416">
          <text:deletion>
            <office:change-info>
              <dc:creator>D.E. Goodman-Wilson</dc:creator>
              <dc:date>2014-09-19T10:40:00</dc:date>
            </office:change-info>
            <text:p text:style-name="Standard">.</text:p>
          </text:deletion>
        </text:changed-region>
        <text:changed-region xml:id="ct140679881023120" text:id="ct140679881023120">
          <text:deletion>
            <office:change-info>
              <dc:creator>D.E. Goodman-Wilson</dc:creator>
              <dc:date>2014-09-19T10:41:00</dc:date>
            </office:change-info>
            <text:p text:style-name="Standard">Any limitations to the area of use of the Standard</text:p>
          </text:deletion>
        </text:changed-region>
        <text:changed-region xml:id="ct140679881023632" text:id="ct140679881023632">
          <text:insertion>
            <office:change-info>
              <dc:creator>D.E. Goodman-Wilson</dc:creator>
              <dc:date>2014-09-19T10:41:00</dc:date>
            </office:change-info>
          </text:insertion>
        </text:changed-region>
        <text:changed-region xml:id="ct140679881023824" text:id="ct140679881023824">
          <text:deletion>
            <office:change-info>
              <dc:creator>D.E. Goodman-Wilson</dc:creator>
              <dc:date>2014-09-19T10:41:00</dc:date>
            </office:change-info>
            <text:p text:style-name="Standard">.</text:p>
          </text:deletion>
        </text:changed-region>
        <text:changed-region xml:id="ct140679881024112" text:id="ct140679881024112">
          <text:insertion>
            <office:change-info>
              <dc:creator>D.E. Goodman-Wilson</dc:creator>
              <dc:date>2014-09-19T10:41:00</dc:date>
            </office:change-info>
          </text:insertion>
        </text:changed-region>
        <text:changed-region xml:id="ct140679881024576" text:id="ct140679881024576">
          <text:deletion>
            <office:change-info>
              <dc:creator>D.E. Goodman-Wilson</dc:creator>
              <dc:date>2014-09-19T10:46:00</dc:date>
            </office:change-info>
            <text:h text:style-name="Heading_20_1" text:outline-level="1"/>
            <text:h text:style-name="Heading_20_1" text:outline-level="1"/>
          </text:deletion>
        </text:changed-region>
        <text:changed-region xml:id="ct140679881022768" text:id="ct140679881022768">
          <text:deletion>
            <office:change-info>
              <dc:creator>D.E. Goodman-Wilson</dc:creator>
              <dc:date>2014-09-19T10:42:00</dc:date>
            </office:change-info>
            <text:h text:style-name="Heading_20_1" text:outline-level="1">Citations to other docs, as needed.</text:h>
          </text:deletion>
        </text:changed-region>
        <text:changed-region xml:id="ct140679881025472" text:id="ct140679881025472">
          <text:deletion>
            <office:change-info>
              <dc:creator>D.E. Goodman-Wilson</dc:creator>
              <dc:date>2014-09-19T10:42:00</dc:date>
            </office:change-info>
            <text:list xml:id="list3080001528959912886" text:style-name="L1">
              <text:list-item>
                <text:p text:style-name="P1"/>
              </text:list-item>
              <text:list-item>
                <text:p text:style-name="P1"/>
              </text:list-item>
            </text:list>
          </text:deletion>
        </text:changed-region>
        <text:changed-region xml:id="ct140679881026592" text:id="ct140679881026592">
          <text:insertion>
            <office:change-info>
              <dc:creator>D.E. Goodman-Wilson</dc:creator>
              <dc:date>2014-09-19T10:43:00</dc:date>
            </office:change-info>
          </text:insertion>
        </text:changed-region>
        <text:changed-region xml:id="ct140679881026096" text:id="ct140679881026096">
          <text:deletion>
            <office:change-info>
              <dc:creator>Jim Kueneman</dc:creator>
              <dc:date>2014-11-09T14:54:00</dc:date>
            </office:change-info>
            <text:h text:style-name="Heading_20_2" text:outline-level="2">C</text:h>
          </text:deletion>
        </text:changed-region>
        <text:changed-region xml:id="ct140679881026784" text:id="ct140679881026784">
          <text:insertion>
            <office:change-info>
              <dc:creator>Jim Kueneman</dc:creator>
              <dc:date>2014-11-09T14:54:00</dc:date>
            </office:change-info>
          </text:insertion>
        </text:changed-region>
        <text:changed-region xml:id="ct140679881027248" text:id="ct140679881027248">
          <text:insertion>
            <office:change-info>
              <dc:creator>D.E. Goodman-Wilson</dc:creator>
              <dc:date>2014-09-19T10:43:00</dc:date>
            </office:change-info>
          </text:insertion>
        </text:changed-region>
        <text:changed-region xml:id="ct140679881026384" text:id="ct140679881026384">
          <text:insertion>
            <office:change-info>
              <dc:creator>Bob Jacobsen</dc:creator>
              <dc:date>2013-05-04T17:30:00</dc:date>
            </office:change-info>
          </text:insertion>
        </text:changed-region>
        <text:changed-region xml:id="ct140679881027440" text:id="ct140679881027440">
          <text:deletion>
            <office:change-info>
              <dc:creator>Jim Kueneman</dc:creator>
              <dc:date>2014-11-09T14:54:00</dc:date>
            </office:change-info>
            <text:p text:style-name="Standard">C</text:p>
          </text:deletion>
        </text:changed-region>
        <text:changed-region xml:id="ct140679880841680" text:id="ct140679880841680">
          <text:insertion>
            <office:change-info>
              <dc:creator>Jim Kueneman</dc:creator>
              <dc:date>2014-11-09T14:55:00</dc:date>
            </office:change-info>
          </text:insertion>
        </text:changed-region>
        <text:changed-region xml:id="ct140679881027632" text:id="ct140679881027632">
          <text:insertion>
            <office:change-info>
              <dc:creator>Bob Jacobsen</dc:creator>
              <dc:date>2013-05-04T17:30:00</dc:date>
            </office:change-info>
          </text:insertion>
        </text:changed-region>
        <text:changed-region xml:id="ct140679881027824" text:id="ct140679881027824">
          <text:insertion>
            <office:change-info>
              <dc:creator>Bob Jacobsen</dc:creator>
              <dc:date>2013-05-04T17:31:00</dc:date>
            </office:change-info>
          </text:insertion>
        </text:changed-region>
        <text:changed-region xml:id="ct140679880841072" text:id="ct140679880841072">
          <text:insertion>
            <office:change-info>
              <dc:creator>Jim Kueneman</dc:creator>
              <dc:date>2014-11-09T14:55:00</dc:date>
            </office:change-info>
          </text:insertion>
        </text:changed-region>
        <text:changed-region xml:id="ct140679881028016" text:id="ct140679881028016">
          <text:insertion>
            <office:change-info>
              <dc:creator>Bob Jacobsen</dc:creator>
              <dc:date>2013-05-04T17:31:00</dc:date>
            </office:change-info>
          </text:insertion>
        </text:changed-region>
        <text:changed-region xml:id="ct140679880951216" text:id="ct140679880951216">
          <text:insertion>
            <office:change-info>
              <dc:creator>Bob Jacobsen</dc:creator>
              <dc:date>2013-05-04T17:32:00</dc:date>
            </office:change-info>
          </text:insertion>
        </text:changed-region>
        <text:changed-region xml:id="ct140679880982880" text:id="ct140679880982880">
          <text:deletion>
            <office:change-info>
              <dc:creator>Jim Kueneman</dc:creator>
              <dc:date>2014-11-09T14:55:00</dc:date>
            </office:change-info>
            <text:p text:style-name="P2"><text:s/>(Xinclude, schema default values, <text:span text:style-name="T1">…</text:span>) shall not be assumed to be present.</text:p>
            <text:p text:style-name="P2">Because the using node may not have external connections, XML features requiring those</text:p>
            <text:p text:style-name="P2">Nodes that use the 'mask' attribute in their CDI must properly implement the write-under-mask operation in their memory configuration protocol support.with legacy equipment only. <text:s/>New OpenLCB implementations should not use it. <text:s/>Instead, they should lay out their configuration variables are processed as if they each had their own addressable location. <text:s/>(How they are actually stored in memory is not specified.)</text:p>
            <text:p text:style-name="P2"/>
            <text:p text:style-name="P2">OpenLCB nodes. <text:s/>Providing optional coding, such as hexadecimal numbers, makes those nodes more complex.</text:p>
            <text:p text:style-name="P2"/>
            <text:p text:style-name="P2">The 'mask' attribute is for use . Although it may have made the CDI easier for people to read, the XML is primarily intended for consumption by Numbers for segments, offsets, etc must be specified as decimal numbers. <text:s/>Hexadecimal notation (0x1234) is not permitted</text:p>
            <text:p text:style-name="P2"/>
            <text:p text:style-name="P2"/>
            <text:p text:style-name="P2"/>
            <text:p text:style-name="P2">The schema at prototypes/xml/schema (better location?) is really the normative thing, because that's what we check.</text:p>
            <text:p text:style-name="P2">But we add the &lt;acdi&gt; element to it, so the document isn't really complete; “Other protocols may add, but not remove, elements and attributes”? <text:s/>Remove constraints? How does extensibility work he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 (Informative)</text:h>
      <text:p text:style-name="Standard"><text:change text:change-id="ct140679881019360"/><text:change-start text:change-id="ct140679881019808"/>This document defines a standard for the storage of static <text:change-end text:change-id="ct140679881019808"/><text:change-start text:change-id="ct140679881020048"/>information that described the<text:change-end text:change-id="ct140679881020048"/><text:change-start text:change-id="ct140679881020288"/> function<text:change-end text:change-id="ct140679881020288"/><text:change-start text:change-id="ct140679881019008"/> configuration options available on an OpenLCB node, called “<text:change-end text:change-id="ct140679881019008"/><text:change text:change-id="ct140679881021696"/><text:change-start text:change-id="ct140679881021936"/>Function<text:change-end text:change-id="ct140679881021936"/><text:change-start text:change-id="ct140679881022176"/> Description Information (<text:change-end text:change-id="ct140679881022176"/><text:change text:change-id="ct140679875621824"/><text:change-start text:change-id="ct140679870596640"/>F<text:change-end text:change-id="ct140679870596640"/><text:change-start text:change-id="ct140679876350880"/>DI)”<text:change-end text:change-id="ct140679876350880"/><text:change-start text:change-id="ct140679882085424"/> found in the configuration memory at address 0xFA<text:change-end text:change-id="ct140679882085424"/><text:change-start text:change-id="ct140679881978336"/>.<text:change-end text:change-id="ct140679881978336"/><text:change text:change-id="ct140679881022416"/></text:p>
      <text:h text:style-name="Heading_20_1" text:outline-level="1">Intended Use (Informative)</text:h>
      <text:p text:style-name="Standard"><text:change text:change-id="ct140679881023120"/><text:change-start text:change-id="ct140679881023632"/>Intended to be used to by configurable, self-contained OpenLCB <text:s/>nodes<text:change-end text:change-id="ct140679881023632"/><text:change text:change-id="ct140679881023824"/><text:change-start text:change-id="ct140679881024112"/>.<text:change-end text:change-id="ct140679881024112"/></text:p>
      <text:h text:style-name="Heading_20_1" text:outline-level="1">References and Context (Normative)<text:change text:change-id="ct140679881024576"/><text:change text:change-id="ct140679881022768"/></text:h>
      <text:p text:style-name="Standard">For more information on format and presentation, see: </text:p>
      <text:list xml:id="list2041375918" text:continue-numbering="true" text:style-name="L1">
        <text:list-item>
          <text:p text:style-name="P1">OpenLCB Common Information Technical Note<text:change text:change-id="ct140679881025472"/></text:p>
        </text:list-item>
      </text:list>
      <text:h text:style-name="Heading_20_1" text:outline-level="1"><text:change-start text:change-id="ct140679881026592"/>Format (normative)</text:h>
      <text:h text:style-name="Heading_20_2" text:outline-level="2">Use of XML</text:h>
      <text:h text:style-name="Heading_20_2" text:outline-level="2"><text:change-end text:change-id="ct140679881026592"/><text:change text:change-id="ct140679881026096"/><text:change-start text:change-id="ct140679881026784"/>F<text:change-end text:change-id="ct140679881026784"/><text:change-start text:change-id="ct140679881027248"/>DI is constant</text:h>
      <text:h text:style-name="Heading_20_2" text:outline-level="2">Other stuff</text:h>
      <text:p text:style-name="Standard"><text:change-end text:change-id="ct140679881027248"/><text:change-start text:change-id="ct140679881026384"/>The <text:change-end text:change-id="ct140679881026384"/><text:change text:change-id="ct140679881027440"/><text:change-start text:change-id="ct140679880841680"/>F<text:change-end text:change-id="ct140679880841680"/><text:change-start text:change-id="ct140679881027632"/>DI information <text:change-end text:change-id="ct140679881027632"/><text:change-start text:change-id="ct140679881027824"/>shall be constant. <text:s/>A node may not change it after any part of it has been retrieved and before the next transition of the node away from the Initialized state. <text:s/>(The transition back to Initialized st<text:change-end text:change-id="ct140679881027824"/><text:change-start text:change-id="ct140679880841072"/>a<text:change-end text:change-id="ct140679880841072"/><text:change-start text:change-id="ct140679881028016"/>te tells other nodes to flu<text:change-end text:change-id="ct140679881028016"/><text:change-start text:change-id="ct140679880951216"/>sh their caches and pick up any changed content)<text:change-end text:change-id="ct140679880951216"/></text:p>
      <text:h text:style-name="Heading_20_1" text:outline-level="1">Stuff to be merged into the above (or the TN)</text:h>
      <text:p text:style-name="Standard"/>
      <text:p text:style-name="Standard">The first byte is used to distinguish the coding.</text:p>
      <text:p text:style-name="Standard">“&lt;” (which is part of the XML “&lt;?xml version='1.0'?&gt;” definition): Uncoded characters</text:p>
      <text:p text:style-name="P2">UTF BOM: Various UniCode forms</text:p>
      <text:p text:style-name="P2">0x01 – tag for compressed. <text:s/>One format defined for total start string of 0x0101. (If you want to use another format, decompress on board)</text:p>
      <text:p text:style-name="P2"><text:soft-page-break/>(can't use 0x00 as lead, since that's the end-of-string indication)<text:change text:change-id="ct14067988098288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Stuff to be merged into the above (or the TN)<text:tab/>1</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Standard</text:p>
      </style:header>
      <style:footer>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text:page-count></text:span></text:span><text:span text:style-name="Page_20_Number"><text:span text:style-name="MT2"> - </text:span></text:span><text:span text:style-name="Page_20_Number"><text:span text:style-name="MT2"><text:date style:data-style-name="N75" text:date-value="2014-11-09T15:14:48.99">Nov 9, 2014</text:date></text:span></text:span></text:p>
      </style:footer>
    </style:master-page>
    <style:master-page style:name="First_20_Page" style:display-name="First Page" style:page-layout-name="Mpm2" style:next-style-name="Standard">
      <style:header>
        <text:tracked-changes>
          <text:changed-region xml:id="ct140679880805216" text:id="ct140679880805216">
            <text:deletion>
              <office:change-info>
                <dc:creator>Jim Kueneman</dc:creator>
                <dc:date>2014-11-09T14:54:00</dc:date>
              </office:change-info>
              <text:p text:style-name="MP7">Configuration</text:p>
            </text:deletion>
          </text:changed-region>
          <text:changed-region xml:id="ct140679880805488" text:id="ct140679880805488">
            <text:insertion>
              <office:change-info>
                <dc:creator>Jim Kueneman</dc:creator>
                <dc:date>2014-11-09T14:5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40679880805216"/><text:change-start text:change-id="ct140679880805488"/>Function<text:change-end text:change-id="ct140679880805488"/>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1-09T15:14:48.99">Nov 9,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text:page-count></text:span></text:span><text:span text:style-name="Page_20_Number"><text:span text:style-name="MT4"> - </text:span></text:span><text:span text:style-name="Page_20_Number"><text:span text:style-name="MT2"><text:date style:data-style-name="N75" text:date-value="2014-11-09T15:14:48.99">Nov 9,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itle) Standard</dc:title>
    <meta:initial-creator>Alex Shepherd</meta:initial-creator>
    <meta:creation-date>2009-01-22T07:11:27</meta:creation-date>
    <meta:editing-cycles>86</meta:editing-cycles>
    <meta:editing-duration>PT12H41M51S</meta:editing-duration>
    <meta:generator>OpenOffice/4.1.1$Unix OpenOffice.org_project/411m6$Build-9775</meta:generator>
    <dc:date>2014-11-09T15:14:49</dc:date>
    <dc:creator>Jim Kueneman</dc:creator>
    <meta:document-statistic meta:table-count="1" meta:image-count="1" meta:object-count="0" meta:page-count="2" meta:paragraph-count="47" meta:word-count="517" meta:character-count="3299"/>
    <meta:user-defined meta:name="Info 1"/>
    <meta:user-defined meta:name="Info 2"/>
    <meta:user-defined meta:name="Info 3"/>
    <meta:user-defined meta:name="Info 4"/>
  </office:meta>
</office:document-meta>
</file>